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32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mperatur/°C</text:p>
          </table:table-cell>
          <table:table-cell table:style-name="Default" office:value-type="string" calcext:value-type="string">
            <text:p>Druck p/Pa</text:p>
          </table:table-cell>
          <table:table-cell table:style-name="Default" office:value-type="string" calcext:value-type="string">
            <text:p>sp/Pa</text:p>
          </table:table-cell>
          <table:table-cell office:value-type="string" calcext:value-type="string">
            <text:p>Tau (90°)/ns</text:p>
          </table:table-cell>
          <table:table-cell office:value-type="string" calcext:value-type="string">
            <text:p>STau(90°)/ns</text:p>
          </table:table-cell>
          <table:table-cell office:value-type="string" calcext:value-type="string">
            <text:p>Tau (45°)/ns</text:p>
          </table:table-cell>
          <table:table-cell office:value-type="string" calcext:value-type="string">
            <text:p>STau(45°)/ns</text:p>
          </table:table-cell>
          <table:table-cell office:value-type="string" calcext:value-type="string">
            <text:p>Tau (0°)/ns</text:p>
          </table:table-cell>
          <table:table-cell office:value-type="string" calcext:value-type="string">
            <text:p>STau(0°)/ns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0.0000721932866070828" calcext:value-type="float">
            <text:p>7,22E-05</text:p>
          </table:table-cell>
          <table:table-cell office:value-type="float" office:value="0.00000386545099731744" calcext:value-type="float">
            <text:p>3,87E-06</text:p>
          </table:table-cell>
          <table:table-cell office:value-type="float" office:value="72.41" calcext:value-type="float">
            <text:p>72,41</text:p>
          </table:table-cell>
          <table:table-cell office:value-type="float" office:value="0.5446" calcext:value-type="float">
            <text:p>0,5446</text:p>
          </table:table-cell>
          <table:table-cell office:value-type="float" office:value="68.06" calcext:value-type="float">
            <text:p>68,06</text:p>
          </table:table-cell>
          <table:table-cell office:value-type="float" office:value="0.2528" calcext:value-type="float">
            <text:p>0,2528</text:p>
          </table:table-cell>
          <table:table-cell office:value-type="float" office:value="68.41" calcext:value-type="float">
            <text:p>68,41</text:p>
          </table:table-cell>
          <table:table-cell office:value-type="float" office:value="0.1783" calcext:value-type="float">
            <text:p>0,1783</text:p>
          </table:table-cell>
        </table:table-row>
        <table:table-row table:style-name="ro2">
          <table:table-cell office:value-type="float" office:value="-9" calcext:value-type="float">
            <text:p>-9</text:p>
          </table:table-cell>
          <table:table-cell office:value-type="float" office:value="0.0000803202190596035" calcext:value-type="float">
            <text:p>8,03E-05</text:p>
          </table:table-cell>
          <table:table-cell office:value-type="float" office:value="0.00000426757618980689" calcext:value-type="float">
            <text:p>4,27E-06</text:p>
          </table:table-cell>
          <table:table-cell office:value-type="float" office:value="69.15" calcext:value-type="float">
            <text:p>69,15</text:p>
          </table:table-cell>
          <table:table-cell office:value-type="float" office:value="0.5156" calcext:value-type="float">
            <text:p>0,5156</text:p>
          </table:table-cell>
          <table:table-cell office:value-type="float" office:value="70.78" calcext:value-type="float">
            <text:p>70,78</text:p>
          </table:table-cell>
          <table:table-cell office:value-type="float" office:value="0.2257" calcext:value-type="float">
            <text:p>0,2257</text:p>
          </table:table-cell>
          <table:table-cell office:value-type="float" office:value="69.12" calcext:value-type="float">
            <text:p>69,12</text:p>
          </table:table-cell>
          <table:table-cell office:value-type="float" office:value="0.1913" calcext:value-type="float">
            <text:p>0,1913</text:p>
          </table:table-cell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0.0000892889990200617" calcext:value-type="float">
            <text:p>8,93E-05</text:p>
          </table:table-cell>
          <table:table-cell office:value-type="float" office:value="0.00000470782051154061" calcext:value-type="float">
            <text:p>4,71E-06</text:p>
          </table:table-cell>
          <table:table-cell office:value-type="float" office:value="66.87" calcext:value-type="float">
            <text:p>66,87</text:p>
          </table:table-cell>
          <table:table-cell office:value-type="float" office:value="0.4681" calcext:value-type="float">
            <text:p>0,4681</text:p>
          </table:table-cell>
          <table:table-cell office:value-type="float" office:value="70.13" calcext:value-type="float">
            <text:p>70,13</text:p>
          </table:table-cell>
          <table:table-cell office:value-type="float" office:value="0.242" calcext:value-type="float">
            <text:p>0,242</text:p>
          </table:table-cell>
          <table:table-cell office:value-type="float" office:value="68.73" calcext:value-type="float">
            <text:p>68,73</text:p>
          </table:table-cell>
          <table:table-cell office:value-type="float" office:value="0.2009" calcext:value-type="float">
            <text:p>0,2009</text:p>
          </table:table-cell>
        </table:table-row>
        <table:table-row table:style-name="ro2">
          <table:table-cell office:value-type="float" office:value="-7" calcext:value-type="float">
            <text:p>-7</text:p>
          </table:table-cell>
          <table:table-cell office:value-type="float" office:value="0.0000991790747533487" calcext:value-type="float">
            <text:p>9,92E-05</text:p>
          </table:table-cell>
          <table:table-cell office:value-type="float" office:value="0.00000518943345306511" calcext:value-type="float">
            <text:p>5,19E-06</text:p>
          </table:table-cell>
          <table:table-cell office:value-type="float" office:value="71.06" calcext:value-type="float">
            <text:p>71,06</text:p>
          </table:table-cell>
          <table:table-cell office:value-type="float" office:value="0.4342" calcext:value-type="float">
            <text:p>0,4342</text:p>
          </table:table-cell>
          <table:table-cell office:value-type="float" office:value="70.43" calcext:value-type="float">
            <text:p>70,43</text:p>
          </table:table-cell>
          <table:table-cell office:value-type="float" office:value="0.1982" calcext:value-type="float">
            <text:p>0,1982</text:p>
          </table:table-cell>
          <table:table-cell office:value-type="float" office:value="68.28" calcext:value-type="float">
            <text:p>68,28</text:p>
          </table:table-cell>
          <table:table-cell office:value-type="float" office:value="0.1659" calcext:value-type="float">
            <text:p>0,1659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0.000110076635488113" calcext:value-type="float">
            <text:p>1,10E-04</text:p>
          </table:table-cell>
          <table:table-cell office:value-type="float" office:value="0.00000571590905329748" calcext:value-type="float">
            <text:p>5,72E-06</text:p>
          </table:table-cell>
          <table:table-cell office:value-type="float" office:value="70.17" calcext:value-type="float">
            <text:p>70,17</text:p>
          </table:table-cell>
          <table:table-cell office:value-type="float" office:value="0.463" calcext:value-type="float">
            <text:p>0,463</text:p>
          </table:table-cell>
          <table:table-cell office:value-type="float" office:value="69.95" calcext:value-type="float">
            <text:p>69,95</text:p>
          </table:table-cell>
          <table:table-cell office:value-type="float" office:value="0.2186" calcext:value-type="float">
            <text:p>0,2186</text:p>
          </table:table-cell>
          <table:table-cell office:value-type="float" office:value="69.79" calcext:value-type="float">
            <text:p>69,79</text:p>
          </table:table-cell>
          <table:table-cell office:value-type="float" office:value="0.1611" calcext:value-type="float">
            <text:p>0,1611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0.000122075116179032" calcext:value-type="float">
            <text:p>1,22E-04</text:p>
          </table:table-cell>
          <table:table-cell office:value-type="float" office:value="0.00000629100170180491" calcext:value-type="float">
            <text:p>6,29E-06</text:p>
          </table:table-cell>
          <table:table-cell office:value-type="float" office:value="73.05" calcext:value-type="float">
            <text:p>73,05</text:p>
          </table:table-cell>
          <table:table-cell office:value-type="float" office:value="0.4695" calcext:value-type="float">
            <text:p>0,4695</text:p>
          </table:table-cell>
          <table:table-cell office:value-type="float" office:value="68.31" calcext:value-type="float">
            <text:p>68,31</text:p>
          </table:table-cell>
          <table:table-cell office:value-type="float" office:value="0.2111" calcext:value-type="float">
            <text:p>0,2111</text:p>
          </table:table-cell>
          <table:table-cell office:value-type="float" office:value="68.66" calcext:value-type="float">
            <text:p>68,66</text:p>
          </table:table-cell>
          <table:table-cell office:value-type="float" office:value="0.1495" calcext:value-type="float">
            <text:p>0,1495</text:p>
          </table:table-cell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0.00013527573470485" calcext:value-type="float">
            <text:p>1,35E-04</text:p>
          </table:table-cell>
          <table:table-cell office:value-type="float" office:value="0.00000691874277759973" calcext:value-type="float">
            <text:p>6,92E-06</text:p>
          </table:table-cell>
          <table:table-cell office:value-type="float" office:value="72.16" calcext:value-type="float">
            <text:p>72,16</text:p>
          </table:table-cell>
          <table:table-cell office:value-type="float" office:value="0.4336" calcext:value-type="float">
            <text:p>0,4336</text:p>
          </table:table-cell>
          <table:table-cell office:value-type="float" office:value="72.45" calcext:value-type="float">
            <text:p>72,45</text:p>
          </table:table-cell>
          <table:table-cell office:value-type="float" office:value="0.2287" calcext:value-type="float">
            <text:p>0,2287</text:p>
          </table:table-cell>
          <table:table-cell office:value-type="float" office:value="67.44" calcext:value-type="float">
            <text:p>67,44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000149788063207683" calcext:value-type="float">
            <text:p>1,50E-04</text:p>
          </table:table-cell>
          <table:table-cell office:value-type="float" office:value="0.00000760345815734745" calcext:value-type="float">
            <text:p>7,60E-06</text:p>
          </table:table-cell>
          <table:table-cell office:value-type="float" office:value="69.51" calcext:value-type="float">
            <text:p>69,51</text:p>
          </table:table-cell>
          <table:table-cell office:value-type="float" office:value="0.5364" calcext:value-type="float">
            <text:p>0,5364</text:p>
          </table:table-cell>
          <table:table-cell office:value-type="float" office:value="71.07" calcext:value-type="float">
            <text:p>71,07</text:p>
          </table:table-cell>
          <table:table-cell office:value-type="float" office:value="0.2153" calcext:value-type="float">
            <text:p>0,2153</text:p>
          </table:table-cell>
          <table:table-cell office:value-type="float" office:value="71.37" calcext:value-type="float">
            <text:p>71,37</text:p>
          </table:table-cell>
          <table:table-cell office:value-type="float" office:value="0.1614" calcext:value-type="float">
            <text:p>0,1614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00016573063534633" calcext:value-type="float">
            <text:p>1,66E-04</text:p>
          </table:table-cell>
          <table:table-cell office:value-type="float" office:value="0.00000834978662661849" calcext:value-type="float">
            <text:p>8,35E-06</text:p>
          </table:table-cell>
          <table:table-cell office:value-type="float" office:value="71.12" calcext:value-type="float">
            <text:p>71,12</text:p>
          </table:table-cell>
          <table:table-cell office:value-type="float" office:value="0.439" calcext:value-type="float">
            <text:p>0,439</text:p>
          </table:table-cell>
          <table:table-cell office:value-type="float" office:value="71.26" calcext:value-type="float">
            <text:p>71,26</text:p>
          </table:table-cell>
          <table:table-cell office:value-type="float" office:value="0.2433" calcext:value-type="float">
            <text:p>0,2433</text:p>
          </table:table-cell>
          <table:table-cell office:value-type="float" office:value="71.02" calcext:value-type="float">
            <text:p>71,02</text:p>
          </table:table-cell>
          <table:table-cell office:value-type="float" office:value="0.1617" calcext:value-type="float">
            <text:p>0,1617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000183231591303473" calcext:value-type="float">
            <text:p>1,83E-04</text:p>
          </table:table-cell>
          <table:table-cell office:value-type="float" office:value="0.0000091626992284663" calcext:value-type="float">
            <text:p>9,16E-06</text:p>
          </table:table-cell>
          <table:table-cell office:value-type="float" office:value="71" calcext:value-type="float">
            <text:p>71</text:p>
          </table:table-cell>
          <table:table-cell office:value-type="float" office:value="0.4606" calcext:value-type="float">
            <text:p>0,4606</text:p>
          </table:table-cell>
          <table:table-cell office:value-type="float" office:value="70.53" calcext:value-type="float">
            <text:p>70,53</text:p>
          </table:table-cell>
          <table:table-cell office:value-type="float" office:value="0.2107" calcext:value-type="float">
            <text:p>0,2107</text:p>
          </table:table-cell>
          <table:table-cell office:value-type="float" office:value="71.23" calcext:value-type="float">
            <text:p>71,23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202429362456568" calcext:value-type="float">
            <text:p>2,02E-04</text:p>
          </table:table-cell>
          <table:table-cell office:value-type="float" office:value="0.0000100475195843165" calcext:value-type="float">
            <text:p>1,00E-05</text:p>
          </table:table-cell>
          <table:table-cell office:value-type="float" office:value="70.88" calcext:value-type="float">
            <text:p>70,88</text:p>
          </table:table-cell>
          <table:table-cell office:value-type="float" office:value="0.4678" calcext:value-type="float">
            <text:p>0,4678</text:p>
          </table:table-cell>
          <table:table-cell office:value-type="float" office:value="72.67" calcext:value-type="float">
            <text:p>72,67</text:p>
          </table:table-cell>
          <table:table-cell office:value-type="float" office:value="0.2433" calcext:value-type="float">
            <text:p>0,2433</text:p>
          </table:table-cell>
          <table:table-cell office:value-type="float" office:value="72.17" calcext:value-type="float">
            <text:p>72,17</text:p>
          </table:table-cell>
          <table:table-cell office:value-type="float" office:value="0.1859" calcext:value-type="float">
            <text:p>0,18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223473397692462" calcext:value-type="float">
            <text:p>2,23E-04</text:p>
          </table:table-cell>
          <table:table-cell office:value-type="float" office:value="0.0000110099452227969" calcext:value-type="float">
            <text:p>1,10E-05</text:p>
          </table:table-cell>
          <table:table-cell office:value-type="float" office:value="73.19" calcext:value-type="float">
            <text:p>73,19</text:p>
          </table:table-cell>
          <table:table-cell office:value-type="float" office:value="0.3802" calcext:value-type="float">
            <text:p>0,3802</text:p>
          </table:table-cell>
          <table:table-cell office:value-type="float" office:value="72.08" calcext:value-type="float">
            <text:p>72,08</text:p>
          </table:table-cell>
          <table:table-cell office:value-type="float" office:value="0.2658" calcext:value-type="float">
            <text:p>0,2658</text:p>
          </table:table-cell>
          <table:table-cell office:value-type="float" office:value="72.18" calcext:value-type="float">
            <text:p>72,18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246524933417606" calcext:value-type="float">
            <text:p>2,47E-04</text:p>
          </table:table-cell>
          <table:table-cell office:value-type="float" office:value="0.000012056069952775" calcext:value-type="float">
            <text:p>1,21E-05</text:p>
          </table:table-cell>
          <table:table-cell office:value-type="float" office:value="82.55" calcext:value-type="float">
            <text:p>82,55</text:p>
          </table:table-cell>
          <table:table-cell office:value-type="float" office:value="0.9156" calcext:value-type="float">
            <text:p>0,9156</text:p>
          </table:table-cell>
          <table:table-cell office:value-type="float" office:value="70.49" calcext:value-type="float">
            <text:p>70,49</text:p>
          </table:table-cell>
          <table:table-cell office:value-type="float" office:value="0.2568" calcext:value-type="float">
            <text:p>0,2568</text:p>
          </table:table-cell>
          <table:table-cell office:value-type="float" office:value="72.37" calcext:value-type="float">
            <text:p>72,37</text:p>
          </table:table-cell>
          <table:table-cell office:value-type="float" office:value="0.1479" calcext:value-type="float">
            <text:p>0,14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271757809389637" calcext:value-type="float">
            <text:p>2,72E-04</text:p>
          </table:table-cell>
          <table:table-cell office:value-type="float" office:value="0.0000131924073175311" calcext:value-type="float">
            <text:p>1,32E-05</text:p>
          </table:table-cell>
          <table:table-cell office:value-type="float" office:value="79.75" calcext:value-type="float">
            <text:p>79,75</text:p>
          </table:table-cell>
          <table:table-cell office:value-type="float" office:value="0.9262" calcext:value-type="float">
            <text:p>0,9262</text:p>
          </table:table-cell>
          <table:table-cell office:value-type="float" office:value="72.23" calcext:value-type="float">
            <text:p>72,23</text:p>
          </table:table-cell>
          <table:table-cell office:value-type="float" office:value="0.2301" calcext:value-type="float">
            <text:p>0,2301</text:p>
          </table:table-cell>
          <table:table-cell office:value-type="float" office:value="73.53" calcext:value-type="float">
            <text:p>73,53</text:p>
          </table:table-cell>
          <table:table-cell office:value-type="float" office:value="0.1466" calcext:value-type="float">
            <text:p>0,14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299359332569147" calcext:value-type="float">
            <text:p>2,99E-04</text:p>
          </table:table-cell>
          <table:table-cell office:value-type="float" office:value="0.0000144259151675413" calcext:value-type="float">
            <text:p>1,44E-05</text:p>
          </table:table-cell>
          <table:table-cell office:value-type="float" office:value="76.22" calcext:value-type="float">
            <text:p>76,22</text:p>
          </table:table-cell>
          <table:table-cell office:value-type="float" office:value="0.5041" calcext:value-type="float">
            <text:p>0,5041</text:p>
          </table:table-cell>
          <table:table-cell office:value-type="float" office:value="74.6" calcext:value-type="float">
            <text:p>74,6</text:p>
          </table:table-cell>
          <table:table-cell office:value-type="float" office:value="0.2484" calcext:value-type="float">
            <text:p>0,2484</text:p>
          </table:table-cell>
          <table:table-cell office:value-type="float" office:value="71.86" calcext:value-type="float">
            <text:p>71,86</text:p>
          </table:table-cell>
          <table:table-cell office:value-type="float" office:value="0.1493" calcext:value-type="float">
            <text:p>0,14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29531191267783" calcext:value-type="float">
            <text:p>3,30E-04</text:p>
          </table:table-cell>
          <table:table-cell office:value-type="float" office:value="0.000015764021390006" calcext:value-type="float">
            <text:p>1,58E-05</text:p>
          </table:table-cell>
          <table:table-cell office:value-type="float" office:value="74.85" calcext:value-type="float">
            <text:p>74,85</text:p>
          </table:table-cell>
          <table:table-cell office:value-type="float" office:value="0.9214" calcext:value-type="float">
            <text:p>0,9214</text:p>
          </table:table-cell>
          <table:table-cell office:value-type="float" office:value="72.2" calcext:value-type="float">
            <text:p>72,2</text:p>
          </table:table-cell>
          <table:table-cell office:value-type="float" office:value="0.2818" calcext:value-type="float">
            <text:p>0,2818</text:p>
          </table:table-cell>
          <table:table-cell office:value-type="float" office:value="73.41" calcext:value-type="float">
            <text:p>73,41</text:p>
          </table:table-cell>
          <table:table-cell office:value-type="float" office:value="0.1602" calcext:value-type="float">
            <text:p>0,16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362490421944045" calcext:value-type="float">
            <text:p>3,62E-04</text:p>
          </table:table-cell>
          <table:table-cell office:value-type="float" office:value="0.0000172146508337626" calcext:value-type="float">
            <text:p>1,72E-05</text:p>
          </table:table-cell>
          <table:table-cell office:value-type="float" office:value="77.95" calcext:value-type="float">
            <text:p>77,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75.74" calcext:value-type="float">
            <text:p>75,74</text:p>
          </table:table-cell>
          <table:table-cell office:value-type="float" office:value="0.253" calcext:value-type="float">
            <text:p>0,253</text:p>
          </table:table-cell>
          <table:table-cell office:value-type="float" office:value="74.75" calcext:value-type="float">
            <text:p>74,75</text:p>
          </table:table-cell>
          <table:table-cell office:value-type="float" office:value="0.1437" calcext:value-type="float">
            <text:p>0,14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98470431077074" calcext:value-type="float">
            <text:p>3,98E-04</text:p>
          </table:table-cell>
          <table:table-cell office:value-type="float" office:value="0.0000187862534688094" calcext:value-type="float">
            <text:p>1,88E-05</text:p>
          </table:table-cell>
          <table:table-cell office:value-type="float" office:value="76.34" calcext:value-type="float">
            <text:p>76,34</text:p>
          </table:table-cell>
          <table:table-cell office:value-type="float" office:value="0.6433" calcext:value-type="float">
            <text:p>0,6433</text:p>
          </table:table-cell>
          <table:table-cell office:value-type="float" office:value="74.3" calcext:value-type="float">
            <text:p>74,3</text:p>
          </table:table-cell>
          <table:table-cell office:value-type="float" office:value="0.2663" calcext:value-type="float">
            <text:p>0,2663</text:p>
          </table:table-cell>
          <table:table-cell office:value-type="float" office:value="72.86" calcext:value-type="float">
            <text:p>72,86</text:p>
          </table:table-cell>
          <table:table-cell office:value-type="float" office:value="0.1743" calcext:value-type="float">
            <text:p>0,17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37722074626986" calcext:value-type="float">
            <text:p>4,38E-04</text:p>
          </table:table-cell>
          <table:table-cell office:value-type="float" office:value="0.0000204878338201569" calcext:value-type="float">
            <text:p>2,05E-05</text:p>
          </table:table-cell>
          <table:table-cell office:value-type="float" office:value="74.37" calcext:value-type="float">
            <text:p>74,37</text:p>
          </table:table-cell>
          <table:table-cell office:value-type="float" office:value="0.6889" calcext:value-type="float">
            <text:p>0,6889</text:p>
          </table:table-cell>
          <table:table-cell office:value-type="float" office:value="76.07" calcext:value-type="float">
            <text:p>76,07</text:p>
          </table:table-cell>
          <table:table-cell office:value-type="float" office:value="0.3154" calcext:value-type="float">
            <text:p>0,3154</text:p>
          </table:table-cell>
          <table:table-cell office:value-type="float" office:value="73.73" calcext:value-type="float">
            <text:p>73,73</text:p>
          </table:table-cell>
          <table:table-cell office:value-type="float" office:value="0.1413" calcext:value-type="float">
            <text:p>0,14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480514797671062" calcext:value-type="float">
            <text:p>4,81E-04</text:p>
          </table:table-cell>
          <table:table-cell office:value-type="float" office:value="0.0000223289817162598" calcext:value-type="float">
            <text:p>2,23E-05</text:p>
          </table:table-cell>
          <table:table-cell office:value-type="float" office:value="72.97" calcext:value-type="float">
            <text:p>72,97</text:p>
          </table:table-cell>
          <table:table-cell office:value-type="float" office:value="0.638" calcext:value-type="float">
            <text:p>0,638</text:p>
          </table:table-cell>
          <table:table-cell office:value-type="float" office:value="73.23" calcext:value-type="float">
            <text:p>73,23</text:p>
          </table:table-cell>
          <table:table-cell office:value-type="float" office:value="0.3162" calcext:value-type="float">
            <text:p>0,3162</text:p>
          </table:table-cell>
          <table:table-cell office:value-type="float" office:value="73.31" calcext:value-type="float">
            <text:p>73,31</text:p>
          </table:table-cell>
          <table:table-cell office:value-type="float" office:value="0.1799" calcext:value-type="float">
            <text:p>0,17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52713783688479" calcext:value-type="float">
            <text:p>5,27E-04</text:p>
          </table:table-cell>
          <table:table-cell office:value-type="float" office:value="0.0000243199043926901" calcext:value-type="float">
            <text:p>2,43E-05</text:p>
          </table:table-cell>
          <table:table-cell office:value-type="float" office:value="73.72" calcext:value-type="float">
            <text:p>73,72</text:p>
          </table:table-cell>
          <table:table-cell office:value-type="float" office:value="0.7149" calcext:value-type="float">
            <text:p>0,7149</text:p>
          </table:table-cell>
          <table:table-cell office:value-type="float" office:value="72.73" calcext:value-type="float">
            <text:p>72,73</text:p>
          </table:table-cell>
          <table:table-cell office:value-type="float" office:value="0.3155" calcext:value-type="float">
            <text:p>0,3155</text:p>
          </table:table-cell>
          <table:table-cell office:value-type="float" office:value="74.88" calcext:value-type="float">
            <text:p>74,88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77901488620129" calcext:value-type="float">
            <text:p>5,78E-04</text:p>
          </table:table-cell>
          <table:table-cell office:value-type="float" office:value="0.0000264714599922319" calcext:value-type="float">
            <text:p>2,65E-05</text:p>
          </table:table-cell>
          <table:table-cell office:value-type="float" office:value="72.01" calcext:value-type="float">
            <text:p>72,01</text:p>
          </table:table-cell>
          <table:table-cell office:value-type="float" office:value="0.6822" calcext:value-type="float">
            <text:p>0,6822</text:p>
          </table:table-cell>
          <table:table-cell office:value-type="float" office:value="79.84" calcext:value-type="float">
            <text:p>79,84</text:p>
          </table:table-cell>
          <table:table-cell office:value-type="float" office:value="0.3664" calcext:value-type="float">
            <text:p>0,3664</text:p>
          </table:table-cell>
          <table:table-cell office:value-type="float" office:value="74.91" calcext:value-type="float">
            <text:p>74,91</text:p>
          </table:table-cell>
          <table:table-cell office:value-type="float" office:value="0.1813" calcext:value-type="float">
            <text:p>0,18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33138445414888" calcext:value-type="float">
            <text:p>6,33E-04</text:p>
          </table:table-cell>
          <table:table-cell office:value-type="float" office:value="0.0000287951925029297" calcext:value-type="float">
            <text:p>2,88E-05</text:p>
          </table:table-cell>
          <table:table-cell office:value-type="float" office:value="77.39" calcext:value-type="float">
            <text:p>77,39</text:p>
          </table:table-cell>
          <table:table-cell office:value-type="float" office:value="0.7976" calcext:value-type="float">
            <text:p>0,7976</text:p>
          </table:table-cell>
          <table:table-cell office:value-type="float" office:value="76.97" calcext:value-type="float">
            <text:p>76,97</text:p>
          </table:table-cell>
          <table:table-cell office:value-type="float" office:value="0.306" calcext:value-type="float">
            <text:p>0,306</text:p>
          </table:table-cell>
          <table:table-cell office:value-type="float" office:value="73.7" calcext:value-type="float">
            <text:p>73,7</text:p>
          </table:table-cell>
          <table:table-cell office:value-type="float" office:value="0.1916" calcext:value-type="float">
            <text:p>0,191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693205203850852" calcext:value-type="float">
            <text:p>6,93E-04</text:p>
          </table:table-cell>
          <table:table-cell office:value-type="float" office:value="0.0000313033681760292" calcext:value-type="float">
            <text:p>3,13E-05</text:p>
          </table:table-cell>
          <table:table-cell office:value-type="float" office:value="73.05" calcext:value-type="float">
            <text:p>73,05</text:p>
          </table:table-cell>
          <table:table-cell office:value-type="float" office:value="0.7454" calcext:value-type="float">
            <text:p>0,7454</text:p>
          </table:table-cell>
          <table:table-cell office:value-type="float" office:value="77.81" calcext:value-type="float">
            <text:p>77,81</text:p>
          </table:table-cell>
          <table:table-cell office:value-type="float" office:value="0.3891" calcext:value-type="float">
            <text:p>0,3891</text:p>
          </table:table-cell>
          <table:table-cell office:value-type="float" office:value="76.82" calcext:value-type="float">
            <text:p>76,82</text:p>
          </table:table-cell>
          <table:table-cell office:value-type="float" office:value="0.1909" calcext:value-type="float">
            <text:p>0,1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" number:min-integer-digits="0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3:34:17.668000000</meta:creation-date>
    <dc:date>2013-10-10T15:11:55.127000000</dc:date>
    <meta:editing-duration>PT13M31S</meta:editing-duration>
    <meta:editing-cycles>1</meta:editing-cycles>
    <meta:document-statistic meta:table-count="1" meta:cell-count="225" meta:object-count="0"/>
    <meta:generator>LibreOffice/4.1.1.2$Windows_x86 LibreOffice_project/7e4286b58adc75a14f6d83f53a03b6c11fa2903</meta:generator>
  </office:meta>
</office:document-meta>
</file>